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5769" officeooo:paragraph-rsid="001357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New1" fo:font-size="12pt" officeooo:paragraph-rsid="0013576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rsid="0037a6bb" officeooo:paragraph-rsid="0037a6bb"/>
    </style:style>
    <style:style style:name="P5" style:family="paragraph" style:parent-style-name="code">
      <style:text-properties fo:font-size="12pt" style:font-size-asian="12pt" style:font-size-complex="12pt"/>
    </style:style>
    <style:style style:name="P6" style:family="paragraph" style:parent-style-name="Heading_20_1" style:list-style-name="">
      <style:paragraph-properties style:line-height-at-least="0.019cm" fo:text-align="center" style:justify-single-word="false"/>
    </style:style>
    <style:style style:name="P7" style:family="paragraph" style:parent-style-name="Heading_20_1">
      <style:paragraph-properties fo:break-before="page"/>
      <style:text-properties officeooo:rsid="0037a6bb" officeooo:paragraph-rsid="0037a6bb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8"><text:a xlink:type="simple" xlink:href="#__RefHeading___Toc1423_155662737" text:style-name="Index_20_Link" text:visited-style-name="Index_20_Link">React<text:tab/>2</text:a></text:p>
          <text:p text:style-name="P8"><text:a xlink:type="simple" xlink:href="#__RefHeading___Toc1530_155662737" text:style-name="Index_20_Link" text:visited-style-name="Index_20_Link">Ошибки<text:tab/>3</text:a></text:p>
        </text:index-body>
      </text:table-of-content>
      <text:h text:style-name="P6" text:outline-level="1"/>
      <text:h text:style-name="P7" text:outline-level="1"><text:bookmark-start text:name="__RefHeading___Toc1423_155662737"/>React<text:bookmark-end text:name="__RefHeading___Toc1423_155662737"/></text:h>
      <text:p text:style-name="P1"/>
      <text:p text:style-name="code"/>
      <text:p text:style-name="P2"/>
      <text:h text:style-name="P6" text:outline-level="1"/>
      <text:h text:style-name="P7" text:outline-level="1"><text:bookmark-start text:name="__RefHeading___Toc1530_155662737"/>Ошибки<text:bookmark-end text:name="__RefHeading___Toc1530_155662737"/></text:h>
      <text:p text:style-name="P3"/>
      <text:p text:style-name="code"/>
      <text:p text:style-name="P4">1. React Native Error: ENOSPC: System limit for number of file watchers reached</text:p>
      <text:p text:style-name="P4"/>
      <text:p text:style-name="P4">Solution:</text:p>
      <text:p text:style-name="P4"># insert the new value into the system config</text:p>
      <text:p text:style-name="P5">echo fs.inotify.max_user_watches=524288 | sudo tee -a /etc/sysctl.conf &amp;&amp; sudo sysctl -p</text:p>
      <text:p text:style-name="P5"/>
      <text:p text:style-name="P4"># check that the new value was applied</text:p>
      <text:p text:style-name="P5">cat /proc/sys/fs/inotify/max_user_watc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21cm" loext:contextual-spacing="false" style:line-height-at-least="0.019cm" fo:text-align="center" style:justify-single-word="false" style:page-number="auto" fo:background-color="transparent" style:shadow="non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8:30:06.357431436</meta:creation-date>
    <dc:date>2022-03-27T12:09:35.318147518</dc:date>
    <meta:editing-duration>PT3H12M40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3" meta:paragraph-count="11" meta:word-count="51" meta:character-count="336" meta:non-whitespace-character-count="296"/>
  </office:meta>
</office:document-meta>
</file>